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Inpu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  <style:map style:condition="is-true-formula(MOD(ROW();2)=0)" style:apply-style-name="ConditionalStyle_5f_1" style:base-cell-address="Inputs.A1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map style:condition="is-true-formula(MOD(ROW();2)=0)" style:apply-style-name="ConditionalStyle_5f_1" style:base-cell-address="Inputs.A1"/>
    </style:style>
    <style:style style:name="ce3" style:family="table-cell" style:parent-style-name="Excel_20_Built-in_20_Normal">
      <style:table-cell-properties style:diagonal-bl-tr="none" style:diagonal-tl-br="none" style:rotation-align="none"/>
      <style:map style:condition="is-true-formula(MOD(ROW();2)=0)" style:apply-style-name="ConditionalStyle_5f_1" style:base-cell-address="Inputs.A1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map style:condition="is-true-formula(MOD(ROW();2)=0)" style:apply-style-name="ConditionalStyle_5f_1" style:base-cell-address="Inputs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8" table:default-cell-style-name="ce2"/>
        <table:table-column table:style-name="co2" table:number-columns-repeated="5" table:default-cell-style-name="ce3"/>
        <table:table-column table:style-name="co2" table:default-cell-style-name="ce4"/>
        <table:table-column table:style-name="co2" table:number-columns-repeated="982" table:default-cell-style-name="ce3"/>
        <table:table-row table:style-name="ro1">
          <table:table-cell table:style-name="ce1" office:value-type="string">
            <text:p>Hva</text:p>
          </table:table-cell>
          <table:table-cell table:style-name="ce1" office:value-type="string">
            <text:p>Hvor</text:p>
          </table:table-cell>
          <table:table-cell table:style-name="ce1" office:value-type="string">
            <text:p>hvordan</text:p>
          </table:table-cell>
          <table:table-cell table:style-name="ce1" office:value-type="string">
            <text:p>funker?</text:p>
          </table:table-cell>
          <table:table-cell table:style-name="ce1" office:value-type="string">
            <text:p>Fsuicp offset</text:p>
          </table:table-cell>
          <table:table-cell table:style-name="ce1" office:value-type="string">
            <text:p>set value</text:p>
          </table:table-cell>
          <table:table-cell table:style-name="ce1" office:value-type="string">
            <text:p>bytes</text:p>
          </table:table-cell>
          <table:table-cell table:style-name="ce1"/>
          <table:table-cell table:style-name="ce1" office:value-type="string">
            <text:p>Type</text:p>
          </table:table-cell>
          <table:table-cell table:number-columns-repeated="1015"/>
        </table:table-row>
        <table:table-row table:style-name="ro1">
          <table:table-cell office:value-type="string">
            <text:p>Justering av 1023 mBar</text:p>
          </table:table-cell>
          <table:table-cell office:value-type="string">
            <text:p>linje 1</text:p>
          </table:table-cell>
          <table:table-cell office:value-type="string">
            <text:p>Rotary</text:p>
          </table:table-cell>
          <table:table-cell office:value-type="string">
            <text:p>ja</text:p>
          </table:table-cell>
          <table:table-cell office:value-type="string">
            <text:p>0x0330</text:p>
          </table:table-cell>
          <table:table-cell office:value-type="string">
            <text:p>$-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Justering av VOR1</text:p>
          </table:table-cell>
          <table:table-cell office:value-type="string">
            <text:p>linje 1</text:p>
          </table:table-cell>
          <table:table-cell office:value-type="string">
            <text:p>Rotary</text:p>
          </table:table-cell>
          <table:table-cell office:value-type="string">
            <text:p>ja</text:p>
          </table:table-cell>
          <table:table-cell office:value-type="string">
            <text:p>0x0C4E</text:p>
          </table:table-cell>
          <table:table-cell office:value-type="string">
            <text:p>$+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Justering av VOR2</text:p>
          </table:table-cell>
          <table:table-cell office:value-type="string">
            <text:p>linje 1</text:p>
          </table:table-cell>
          <table:table-cell office:value-type="string">
            <text:p>Rotary</text:p>
          </table:table-cell>
          <table:table-cell office:value-type="string">
            <text:p>ja</text:p>
          </table:table-cell>
          <table:table-cell office:value-type="string">
            <text:p>0x0C5E</text:p>
          </table:table-cell>
          <table:table-cell office:value-type="string">
            <text:p>$+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nav /GPS </text:p>
          </table:table-cell>
          <table:table-cell office:value-type="string">
            <text:p>linje 1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132C</text:p>
          </table:table-cell>
          <table:table-cell office:value-type="string">
            <text:p>0/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nding Light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028C</text:p>
          </table:table-cell>
          <table:table-cell office:value-type="string">
            <text:p>0/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NAV Lights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0280</text:p>
          </table:table-cell>
          <table:table-cell office:value-type="string">
            <text:p>0/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Strob.Light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0281</text:p>
          </table:table-cell>
          <table:table-cell office:value-type="string">
            <text:p>0/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GPS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2E80</text:p>
          </table:table-cell>
          <table:table-cell office:value-type="string">
            <text:p>0/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Inetcom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GN A switch</text:p>
          </table:table-cell>
          <table:table-cell office:value-type="string">
            <text:p>linje 3</text:p>
          </table:table-cell>
          <table:table-cell office:value-type="string">
            <text:p>ON/OFF</text:p>
          </table:table-cell>
          <table:table-cell table:number-columns-repeated="1021"/>
        </table:table-row>
        <table:table-row table:style-name="ro1">
          <table:table-cell office:value-type="string">
            <text:p>IGN B switch</text:p>
          </table:table-cell>
          <table:table-cell office:value-type="string">
            <text:p>linje 3</text:p>
          </table:table-cell>
          <table:table-cell office:value-type="string">
            <text:p>ON/OFF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Master og start motor</text:p>
          </table:table-cell>
          <table:table-cell office:value-type="string">
            <text:p>linje 4</text:p>
          </table:table-cell>
          <table:table-cell office:value-type="string">
            <text:p>ON/OFF/Momenta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COM1/2 send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128-64/$-128+64</text:p>
          </table:table-cell>
          <table:table-cell table:number-columns-repeated="1018"/>
        </table:table-row>
        <table:table-row table:style-name="ro1">
          <table:table-cell office:value-type="string">
            <text:p>recive bot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/-32</text:p>
          </table:table-cell>
          <table:table-cell table:number-columns-repeated="1018"/>
        </table:table-row>
        <table:table-row table:style-name="ro1">
          <table:table-cell office:value-type="string">
            <text:p>NAV 1 lyd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/-16</text:p>
          </table:table-cell>
          <table:table-cell table:number-columns-repeated="1018"/>
        </table:table-row>
        <table:table-row table:style-name="ro1">
          <table:table-cell office:value-type="string">
            <text:p>NAV 2 lyd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/-8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 tal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Navn</text:p>
          </table:table-cell>
          <table:table-cell office:value-type="string">
            <text:p>Input</text:p>
          </table:table-cell>
          <table:table-cell office:value-type="string">
            <text:p>Vjoy On</text:p>
          </table:table-cell>
          <table:table-cell office:value-type="string">
            <text:p>Vjoy off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ALT 1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string">
            <text:p>ALT 2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string">
            <text:p>ALT bryter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OR1 1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string">
            <text:p>VOR1 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3">
          <table:table-cell office:value-type="string">
            <text:p>VOR1 bryter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VOR2 1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3">
          <table:table-cell office:value-type="string">
            <text:p>VOR2 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3">
          <table:table-cell office:value-type="string">
            <text:p>VOR2 bryter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SimRate 1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string">
            <text:p>SimRate 2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string">
            <text:p>SimRate Bryter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COM1/COM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Both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COM1 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COM2 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Transmitt COM1 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AV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AV2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PS/NAV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Panel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Beacon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string">
            <text:p>NAV.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Strobe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Taxi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3">
          <table:table-cell office:value-type="string">
            <text:p>Landing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Alternator</text:p>
          </table:table-cell>
          <table:table-cell table:number-columns-repeated="3"/>
        </table:table-row>
        <table:table-row table:style-name="ro3">
          <table:table-cell office:value-type="string">
            <text:p>Battery</text:p>
          </table:table-cell>
          <table:table-cell table:number-columns-repeated="3"/>
        </table:table-row>
        <table:table-row table:style-name="ro3">
          <table:table-cell office:value-type="string">
            <text:p>Avionics</text:p>
          </table:table-cell>
          <table:table-cell table:number-columns-repeated="3"/>
        </table:table-row>
        <table:table-row table:style-name="ro3">
          <table:table-cell office:value-type="string">
            <text:p>Fuel Pump</text:p>
          </table:table-cell>
          <table:table-cell table:number-columns-repeated="3"/>
        </table:table-row>
        <table:table-row table:style-name="ro3">
          <table:table-cell office:value-type="string">
            <text:p>De-Ic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nb" number:country="NO">
      <number:number number:min-integer-digits="1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0" number:min-integer-digits="1" number:grouping="true"/>
    </number:number-style>
    <number:number-style style:name="N8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nb" number:country="NO">
      <number:text>kr </number:text>
      <number:number number:decimal-places="2" number:min-integer-digits="1" number:grouping="true"/>
    </number:number-style>
    <number:number-style style:name="N8110" number:language="nb" number:country="NO">
      <number:text>k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nb" number:country="NO">
      <number:text>kr </number:text>
      <number:number number:decimal-places="2" number:min-integer-digits="1" number:grouping="true"/>
    </number:number-style>
    <number:number-style style:name="N8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3" number:language="nb" number:country="NO">
      <number:day number:style="long"/>
      <number:text>.</number:text>
      <number:month number:textual="true"/>
    </number:date-style>
    <number:date-style style:name="N8114" number:language="nb" number:country="NO">
      <number:month number:textual="true"/>
      <number:text>.</number:text>
      <number:year/>
    </number:date-style>
    <number:time-style style:name="N8115" number:language="nb" number:country="NO">
      <number:hours/>
      <number:text>:</number:text>
      <number:minutes number:style="long"/>
      <number:text> </number:text>
      <number:am-pm/>
    </number:time-style>
    <number:time-style style:name="N8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nb" number:country="NO">
      <number:number number:decimal-places="0" number:min-integer-digits="1" number:grouping="true"/>
    </number:number-style>
    <number:number-style style:name="N8118" number:language="nb" number:country="NO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0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number number:decimal-places="2" number:min-integer-digits="1" number:grouping="true"/>
    </number:number-style>
    <number:number-style style:name="N8120" number:language="nb" number:country="NO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nb" number:country="NO">
      <number:number number:decimal-places="2" number:min-integer-digits="1" number:grouping="true"/>
    </number:number-style>
    <number:number-style style:name="N8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5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nb" number:country="NO">
      <number:text> - </number:text>
    </number:number-style>
    <number:text-style style:name="N8125" number:language="nb" number:country="NO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9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9P2" style:volatile="true" number:language="nb" number:country="NO">
      <number:text> kr - </number:text>
    </number:number-style>
    <number:text-style style:name="N8129" number:language="nb" number:country="NO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33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33" number:language="nb" number:country="N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37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37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37" number:language="nb" number:country="NO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nb" number:country="NO">
      <number:minutes number:style="long"/>
      <number:text>:</number:text>
      <number:seconds number:style="long"/>
    </number:time-style>
    <number:time-style style:name="N8139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nb" number:country="NO">
      <number:minutes number:style="long"/>
      <number:text>:</number:text>
      <number:seconds number:style="long" number:decimal-places="1"/>
    </number:time-style>
    <number:number-style style:name="N8141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none" fo:background-color="#bfbfbf" fo:border-left="0.035cm solid #000000" fo:border-right="0.035cm solid #000000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12.04.2021</text:date>, <text:time>14:42:4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Inputs" style:display-name="PageStyle_Inp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2T14:42:47.36</dc:date>
    <meta:generator>OpenOffice/4.1.9$Win32 OpenOffice.org_project/419m1$Build-9805</meta:generator>
    <meta:editing-duration>PT7H50M30S</meta:editing-duration>
    <meta:editing-cycles>8</meta:editing-cycles>
    <meta:document-statistic meta:table-count="2" meta:cell-count="206" meta:object-count="0"/>
  </office:meta>
</office:document-meta>
</file>